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licitud S03075263</text:h>
      <text:h text:style-name="Heading_20_2" text:outline-level="2">Primary tabs</text:h>
      <text:list text:style-name="L1">
        <text:list-item>
          <text:p text:style-name="P2"><text:a xlink:type="simple" xlink:href="https://tustar.tussam.es/es/tarjeta-solidaria/2079228" text:style-name="Internet_20_link" text:visited-style-name="Visited_20_Internet_20_Link">Ver</text:a> </text:p>
        </text:list-item>
        <text:list-item>
          <text:p text:style-name="P2"><text:a xlink:type="simple" xlink:href="https://tustar.tussam.es/es/solicitud/2079228/modificar" text:style-name="Internet_20_link" text:visited-style-name="Visited_20_Internet_20_Link">Modificar</text:a> </text:p>
        </text:list-item>
        <text:list-item>
          <text:p text:style-name="P2"><text:a xlink:type="simple" xlink:href="https://tustar.tussam.es/es/node/2079228/comunicaciones" text:style-name="Internet_20_link" text:visited-style-name="Visited_20_Internet_20_Link">Comunicaciones</text:a> </text:p>
        </text:list-item>
        <text:list-item>
          <text:p text:style-name="P3"><text:a xlink:type="simple" xlink:href="https://tustar.tussam.es/es/node/2079228/pdf" text:style-name="Internet_20_link" text:visited-style-name="Visited_20_Internet_20_Link">Generar Justificante</text:a> </text:p>
        </text:list-item>
      </text:list>
      <text:section text:style-name="Sect1" text:name="block-tussam-bs-theme-content">
        <text:p text:style-name="P4">Estado</text:p>
        <text:p text:style-name="P5">REGISTRADA</text:p>
        <text:p text:style-name="P5">Tipo de tarjeta</text:p>
        <text:p text:style-name="P5">Solidaria</text:p>
        <text:p text:style-name="P5">Tipo de solicitud</text:p>
        <text:p text:style-name="P5">Nueva</text:p>
        <text:p text:style-name="P5">Nº de veces rechazada</text:p>
        <text:p text:style-name="P5">0</text:p>
        <text:p text:style-name="P5">Rechazo definitivo</text:p>
        <text:p text:style-name="Text_20_body">No</text:p>
        <text:list text:style-name="L2">
          <text:list-item>
            <text:p text:style-name="P6"><text:a xlink:type="simple" xlink:href="https://tustar.tussam.es/es/tarjeta-solidaria/2079228#edit-group-datos-del-cliente" text:style-name="Internet_20_link" text:visited-style-name="Visited_20_Internet_20_Link"><text:span text:style-name="Strong_20_Emphasis">Datos del cliente</text:span><text:bookmark text:name="active-horizontal-tab"/>(solapa activa)</text:a></text:p>
          </text:list-item>
          <text:list-item>
            <text:p text:style-name="P7"><text:a xlink:type="simple" xlink:href="https://tustar.tussam.es/es/tarjeta-solidaria/2079228#edit-group-documentos" text:style-name="Internet_20_link" text:visited-style-name="Visited_20_Internet_20_Link"><text:span text:style-name="Strong_20_Emphasis">Documentos</text:span></text:a></text:p>
          </text:list-item>
          <text:list-item>
            <text:p text:style-name="P7"><text:a xlink:type="simple" xlink:href="https://tustar.tussam.es/es/tarjeta-solidaria/2079228#edit-group-consultas-externas" text:style-name="Internet_20_link" text:visited-style-name="Visited_20_Internet_20_Link"><text:span text:style-name="Strong_20_Emphasis">Consultas externas</text:span></text:a></text:p>
          </text:list-item>
          <text:list-item>
            <text:p text:style-name="P8"><text:a xlink:type="simple" xlink:href="https://tustar.tussam.es/es/tarjeta-solidaria/2079228#edit-group-subsanacion" text:style-name="Internet_20_link" text:visited-style-name="Visited_20_Internet_20_Link"><text:span text:style-name="Strong_20_Emphasis">Subsanación</text:span></text:a></text:p>
          </text:list-item>
        </text:list>
        <text:p text:style-name="P5"><draw:frame draw:style-name="fr1" draw:name="Imagen1" text:anchor-type="as-char" svg:width="3.598cm" svg:height="4.921cm" draw:z-index="0"><draw:image xlink:href="https://tustar.tussam.es/system/files/styles/recorte_y_redimensionado/private/fotografias_clientes/DNI%20MJ1.jpg?h=c5c60bc6&amp;itok=HyTbUxq4" xlink:type="simple" xlink:show="embed" xlink:actuate="onLoad"/></draw:frame><text:s/></text:p>
        <text:p text:style-name="P5">Nombre</text:p>
        <text:p text:style-name="P5">MARIA JOSE</text:p>
        <text:p text:style-name="P5">Primer apellido</text:p>
        <text:p text:style-name="P5">TOLEDANO</text:p>
        <text:p text:style-name="P5">Segundo apellido</text:p>
        <text:p text:style-name="P5">VARA</text:p>
        <text:p text:style-name="P5">Sexo</text:p>
        <text:p text:style-name="P5">Femenino</text:p>
        <text:p text:style-name="P5">Fecha de nacimiento</text:p>
        <text:p text:style-name="P5">Tipo de documento</text:p>
        <text:p text:style-name="P5">DNI</text:p>
        <text:p text:style-name="P5">Documento de identidad</text:p>
        <text:p text:style-name="P5"><text:soft-page-break/>28916613R</text:p>
        <text:p text:style-name="P5">Correo electrónico</text:p>
        <text:p text:style-name="P5">tolevar@hotmail.es</text:p>
        <text:p text:style-name="P5">Teléfono</text:p>
        <text:p text:style-name="P5">625771988</text:p>
        <text:p text:style-name="P5">Localidad</text:p>
        <text:p text:style-name="P5">Sevilla</text:p>
        <text:p text:style-name="P5">Código postal</text:p>
        <text:p text:style-name="P5">41013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6:39:25.353218158</meta:creation-date>
    <dc:date>2025-01-17T16:40:44.165047832</dc:date>
    <meta:editing-duration>PT1M20S</meta:editing-duration>
    <meta:editing-cycles>1</meta:editing-cycles>
    <meta:document-statistic meta:table-count="0" meta:image-count="1" meta:object-count="0" meta:page-count="2" meta:paragraph-count="42" meta:word-count="75" meta:character-count="493" meta:non-whitespace-character-count="462"/>
    <meta:generator>LibreOffice/24.8.3.2$Linux_X86_64 LibreOffice_project/480$Build-2</meta:generator>
  </office:meta>
</office:document-meta>
</file>